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111950194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212562956"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920947045"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2082991900"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414121842" text:continue-list="list2082991900"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4645415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87226868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213698085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568339172"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70817186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736104296" text:continue-list="list708171862"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2045087488"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155631917" text:continue-list="list736104296"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70951688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6710300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215079179" text:continue-list="list2045087488"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1259753466" text:continue-list="list186710300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481218625" text:continue-list="list1215079179" text:style-name="L2">
        <text:list-item>
          <text:p text:style-name="P24">linkUp/linkDown</text:p>
        </text:list-item>
      </text:list>
      <text:p text:style-name="Text_20_body">Don't forget to update the startup config !</text:p>
      <text:p text:style-name="Heading_20_3"/>
      <text:list xml:id="list264007109" text:continue-list="list125975346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312257597" text:continue-list="list481218625"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1656874494" text:continue-list="list26400710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515161345" text:continue-list="list312257597"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656135694" text:continue-list="list1656874494"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983051627"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402989954"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52770415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2009729151" text:continue-list="list515161345" text:style-name="L2">
        <text:list-item>
          <text:p text:style-name="P24"><text:soft-page-break/>linkUp/linkDown</text:p>
        </text:list-item>
      </text:list>
      <text:p text:style-name="Text_20_body">Don't forget to update the startup config !</text:p>
      <text:p text:style-name="Heading_20_3"/>
      <text:list xml:id="list1741032177" text:continue-list="list52770415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909099800" text:continue-list="list2009729151"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533160109" text:continue-list="list1741032177"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66168015"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136665717"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26678312" text:continue-list="list136665717"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565065521" text:continue-list="list1126678312"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522494327"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14049122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790376401"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61301179" text:continue-list="list1790376401"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1054427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54543941"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956143211" text:continue-list="list1954543941"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917786690" text:continue-list="list1956143211" text:style-name="Outline">
        <text:list-item>
          <text:h text:style-name="Heading_20_1" text:outline-level="1">Additional Softwares</text:h>
        </text:list-item>
      </text:list>
      <text:p text:style-name="Standard"/>
      <text:list xml:id="list1859337412"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69532732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39928060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816139115"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1511022330"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text:soft-page-break/>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text:soft-page-break/>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xt:soft-page-break/>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text:soft-page-break/></text:p>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ext:soft-page-break/>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ext:soft-page-break/>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text:soft-page-break/>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text:soft-page-break/>[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text:p>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text:soft-page-break/></text:p>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text:soft-page-break/></text:p>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60416587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52080795"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8405279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07:52</dc:date>
    <meta:editing-cycles>538</meta:editing-cycles>
    <meta:editing-duration>PT293H02M54S</meta:editing-duration>
    <meta:document-statistic meta:table-count="1" meta:image-count="7" meta:object-count="0" meta:page-count="73" meta:paragraph-count="1171" meta:word-count="9582" meta:character-count="67586"/>
    <meta:user-defined meta:name="Info 1"/>
    <meta:user-defined meta:name="Info 2"/>
    <meta:user-defined meta:name="Info 3"/>
    <meta:user-defined meta:name="Info 4"/>
  </office:meta>
</office:document-meta>
</file>